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3.2cm" svg:y="3.6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cm" svg:height="2.7cm" svg:x="5.9cm" svg:y="3.6cm">
          <text:p text:style-name="P2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11.3cm" svg:y="3.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3.2cm" svg:y="3.6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2.7cm" svg:x="5.9cm" svg:y="3.6cm">
          <text:p text:style-name="P2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11.3cm" svg:y="3.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cm" svg:y1="4.7cm" svg:x2="15.8cm" svg:y2="4.7cm">
          <text:p/>
        </draw:line>
        <draw:line draw:style-name="gr3" draw:text-style-name="P3" draw:layer="layout" svg:x1="15.8cm" svg:y1="5.3cm" svg:x2="14cm" svg:y2="5.3cm">
          <text:p/>
        </draw:line>
        <draw:custom-shape draw:style-name="gr1" draw:text-style-name="P1" draw:layer="layout" svg:width="2.7cm" svg:height="2.7cm" svg:x="15.8cm" svg:y="3.6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cm" svg:height="2.7cm" svg:x="18.5cm" svg:y="3.6cm">
          <text:p text:style-name="P2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23.9cm" svg:y="3.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15.8cm" svg:y="3.6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2.7cm" svg:x="18.5cm" svg:y="3.6cm">
          <text:p text:style-name="P2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cm" svg:height="2.7cm" svg:x="23.9cm" svg:y="3.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6.6cm" svg:y1="4.7cm" svg:x2="28.4cm" svg:y2="4.7cm">
          <text:p/>
        </draw:line>
        <draw:line draw:style-name="gr3" draw:text-style-name="P3" draw:layer="layout" svg:x1="28.4cm" svg:y1="5.3cm" svg:x2="26.6cm" svg:y2="5.3cm">
          <text:p/>
        </draw:line>
        <draw:line draw:style-name="gr3" draw:text-style-name="P3" draw:layer="layout" svg:x1="1.4cm" svg:y1="4.7cm" svg:x2="3.2cm" svg:y2="4.7cm">
          <text:p/>
        </draw:line>
        <draw:line draw:style-name="gr3" draw:text-style-name="P3" draw:layer="layout" svg:x1="3.2cm" svg:y1="5.3cm" svg:x2="1.4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23:59:11.258094022</meta:creation-date>
    <dc:date>2015-03-28T15:57:56.983415053</dc:date>
    <meta:editing-duration>PT1H30M10S</meta:editing-duration>
    <meta:editing-cycles>34</meta:editing-cycles>
    <meta:generator>LibreOffice/4.2.7.2$Linux_X86_64 LibreOffice_project/420m0$Build-2</meta:generator>
    <meta:document-statistic meta:object-count="18"/>
  </office:meta>
</office:document-meta>
</file>